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P2" style:family="paragraph" style:parent-style-name="Preformatted_20_Text">
      <style:text-properties officeooo:rsid="001c55b7" officeooo:paragraph-rsid="001c55b7"/>
    </style:style>
    <style:style style:name="P3" style:family="paragraph" style:parent-style-name="Preformatted_20_Text">
      <style:paragraph-properties fo:text-align="center" style:justify-single-word="false"/>
      <style:text-properties officeooo:rsid="001c55b7" officeooo:paragraph-rsid="001c55b7"/>
    </style:style>
    <style:style style:name="P4" style:family="paragraph" style:parent-style-name="Preformatted_20_Text">
      <style:paragraph-properties fo:text-align="start" style:justify-single-word="false"/>
      <style:text-properties officeooo:rsid="001c55b7" officeooo:paragraph-rsid="001c55b7"/>
    </style:style>
    <style:style style:name="P5" style:family="paragraph" style:parent-style-name="Preformatted_20_Text">
      <style:paragraph-properties fo:text-align="start" style:justify-single-word="false"/>
      <style:text-properties officeooo:rsid="001c55b7" officeooo:paragraph-rsid="001c7a1e"/>
    </style:style>
    <style:style style:name="P6" style:family="paragraph" style:parent-style-name="Preformatted_20_Text">
      <style:paragraph-properties fo:text-align="start" style:justify-single-word="false"/>
      <style:text-properties officeooo:rsid="001c55b7" officeooo:paragraph-rsid="001f18c5"/>
    </style:style>
    <style:style style:name="P7" style:family="paragraph" style:parent-style-name="Preformatted_20_Text">
      <style:paragraph-properties fo:text-align="start" style:justify-single-word="false"/>
      <style:text-properties officeooo:rsid="001c7a1e" officeooo:paragraph-rsid="001c7a1e"/>
    </style:style>
    <style:style style:name="P8" style:family="paragraph" style:parent-style-name="Preformatted_20_Text">
      <style:paragraph-properties fo:text-align="start" style:justify-single-word="false"/>
      <style:text-properties officeooo:rsid="001c7a1e" officeooo:paragraph-rsid="001e48a4"/>
    </style:style>
    <style:style style:name="P9" style:family="paragraph" style:parent-style-name="Preformatted_20_Text">
      <style:paragraph-properties fo:text-align="start" style:justify-single-word="false"/>
      <style:text-properties officeooo:rsid="001c7a1e" officeooo:paragraph-rsid="001eeccf"/>
    </style:style>
    <style:style style:name="P10" style:family="paragraph" style:parent-style-name="Preformatted_20_Text">
      <style:paragraph-properties fo:text-align="start" style:justify-single-word="false"/>
      <style:text-properties officeooo:rsid="001c7a1e" officeooo:paragraph-rsid="00201733"/>
    </style:style>
    <style:style style:name="P11" style:family="paragraph" style:parent-style-name="Preformatted_20_Text">
      <style:paragraph-properties fo:text-align="start" style:justify-single-word="false"/>
      <style:text-properties officeooo:rsid="0020119d" officeooo:paragraph-rsid="0020119d"/>
    </style:style>
    <style:style style:name="P12" style:family="paragraph" style:parent-style-name="Preformatted_20_Text">
      <style:paragraph-properties fo:text-align="start" style:justify-single-word="false"/>
      <style:text-properties officeooo:rsid="00201733" officeooo:paragraph-rsid="00201733"/>
    </style:style>
    <style:style style:name="P13" style:family="paragraph" style:parent-style-name="Text_20_body">
      <style:text-properties style:font-name="Liberation Mono" fo:font-size="10pt" style:font-size-asian="10pt" style:font-size-complex="10pt"/>
    </style:style>
    <style:style style:name="P14" style:family="paragraph" style:parent-style-name="Text_20_body">
      <style:text-properties style:font-name="Liberation Mono" fo:font-size="10pt" officeooo:rsid="0024ad10" officeooo:paragraph-rsid="0024ad10" style:font-size-asian="10pt" style:font-size-complex="10pt"/>
    </style:style>
    <style:style style:name="P15" style:family="paragraph" style:parent-style-name="Preformatted_20_Text">
      <style:paragraph-properties fo:text-align="start" style:justify-single-word="false"/>
      <style:text-properties officeooo:rsid="001eeccf" officeooo:paragraph-rsid="00201733"/>
    </style:style>
    <style:style style:name="P16" style:family="paragraph" style:parent-style-name="Preformatted_20_Text">
      <style:paragraph-properties fo:text-align="start" style:justify-single-word="false"/>
      <style:text-properties fo:font-size="10pt" officeooo:rsid="001e48a4" officeooo:paragraph-rsid="001e48a4" style:font-size-asian="8.75pt" style:font-size-complex="10pt"/>
    </style:style>
    <style:style style:name="P17" style:family="paragraph" style:parent-style-name="Preformatted_20_Text">
      <style:paragraph-properties fo:text-align="start" style:justify-single-word="false"/>
      <style:text-properties fo:font-size="10pt" officeooo:rsid="001e48a4" officeooo:paragraph-rsid="001c7a1e" style:font-size-asian="8.75pt" style:font-size-complex="10pt"/>
    </style:style>
    <style:style style:name="P18" style:family="paragraph" style:parent-style-name="Preformatted_20_Text">
      <style:paragraph-properties fo:text-align="start" style:justify-single-word="false"/>
      <style:text-properties officeooo:rsid="001c55b7" officeooo:paragraph-rsid="001c55b7"/>
    </style:style>
    <style:style style:name="P19" style:family="paragraph" style:parent-style-name="Preformatted_20_Text">
      <style:paragraph-properties fo:text-align="start" style:justify-single-word="false"/>
      <style:text-properties officeooo:rsid="001c55b7" officeooo:paragraph-rsid="002088e6"/>
    </style:style>
    <style:style style:name="P20" style:family="paragraph" style:parent-style-name="Preformatted_20_Text">
      <style:paragraph-properties fo:text-align="start" style:justify-single-word="false"/>
      <style:text-properties officeooo:rsid="001c55b7" officeooo:paragraph-rsid="00217bac"/>
    </style:style>
    <style:style style:name="P21" style:family="paragraph" style:parent-style-name="Preformatted_20_Text">
      <style:paragraph-properties fo:text-align="center" style:justify-single-word="false"/>
      <style:text-properties officeooo:rsid="001c55b7" officeooo:paragraph-rsid="001c55b7"/>
    </style:style>
    <style:style style:name="P22" style:family="paragraph" style:parent-style-name="Preformatted_20_Text">
      <style:paragraph-properties fo:text-align="start" style:justify-single-word="false"/>
      <style:text-properties officeooo:rsid="00217bac" officeooo:paragraph-rsid="00217bac"/>
    </style:style>
    <style:style style:name="P23" style:family="paragraph" style:parent-style-name="Preformatted_20_Text">
      <style:paragraph-properties fo:text-align="start" style:justify-single-word="false"/>
      <style:text-properties officeooo:paragraph-rsid="001c55b7"/>
    </style:style>
    <style:style style:name="P24" style:family="paragraph" style:parent-style-name="Preformatted_20_Text">
      <style:paragraph-properties fo:text-align="center" style:justify-single-word="false"/>
      <style:text-properties officeooo:rsid="0022e942" officeooo:paragraph-rsid="0022e942"/>
    </style:style>
    <style:style style:name="T1" style:family="text">
      <style:text-properties officeooo:rsid="001f18c5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c55b7" style:font-size-asian="8.75pt" style:font-size-complex="10pt"/>
    </style:style>
    <style:style style:name="T4" style:family="text">
      <style:text-properties fo:font-size="10pt" officeooo:rsid="001e48a4" style:font-size-asian="8.75pt" style:font-size-complex="10pt"/>
    </style:style>
    <style:style style:name="T5" style:family="text">
      <style:text-properties fo:font-size="10pt" officeooo:rsid="0020119d" style:font-size-asian="8.75pt" style:font-size-complex="10pt"/>
    </style:style>
    <style:style style:name="T6" style:family="text">
      <style:text-properties fo:font-size="10pt" officeooo:rsid="00201733" style:font-size-asian="8.75pt" style:font-size-complex="10pt"/>
    </style:style>
    <style:style style:name="T7" style:family="text">
      <style:text-properties officeooo:rsid="001eeccf"/>
    </style:style>
    <style:style style:name="T8" style:family="text">
      <style:text-properties officeooo:rsid="0020119d"/>
    </style:style>
    <style:style style:name="T9" style:family="text">
      <style:text-properties officeooo:rsid="00201733"/>
    </style:style>
    <style:style style:name="T10" style:family="text">
      <style:text-properties officeooo:rsid="002088e6"/>
    </style:style>
    <style:style style:name="T11" style:family="text">
      <style:text-properties officeooo:rsid="001c55b7"/>
    </style:style>
    <style:style style:name="T12" style:family="text">
      <style:text-properties officeooo:rsid="00217bac"/>
    </style:style>
    <style:style style:name="T13" style:family="text">
      <style:text-properties officeooo:rsid="0022e942"/>
    </style:style>
    <style:style style:name="T14" style:family="text">
      <style:text-properties officeooo:rsid="0024ad10"/>
    </style:style>
    <style:style style:name="T15" style:family="text">
      <style:text-properties officeooo:rsid="0026590b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officeooo:rsid="001f18c5"/>
    </style:style>
    <style:style style:name="T18" style:family="text">
      <style:text-properties style:font-name="Liberation Mono" fo:font-size="10pt" style:font-size-asian="10pt" style:font-size-complex="10pt"/>
    </style:style>
    <style:style style:name="T19" style:family="text">
      <style:text-properties style:font-name="Liberation Mono" fo:font-size="10pt" officeooo:rsid="001f18c5" style:font-size-asian="10pt" style:font-size-complex="10pt"/>
    </style:style>
    <style:style style:name="T20" style:family="text">
      <style:text-properties style:font-name="Liberation Mono" fo:font-size="10pt" officeooo:rsid="0026590b" style:font-size-asian="10pt" style:font-size-complex="10pt"/>
    </style:style>
    <style:style style:name="T21" style:family="text">
      <style:text-properties style:font-name="Liberation Mono" officeooo:rsid="0026590b"/>
    </style:style>
    <style:style style:name="T22" style:family="text">
      <style:text-properties fo:color="#999999" style:font-name="Liberation Mono" fo:font-size="10pt" officeooo:rsid="001f18c5" style:font-size-asian="10pt" style:font-size-complex="10pt"/>
    </style:style>
    <style:style style:name="T23" style:family="text">
      <style:text-properties fo:color="#808080" style:font-name="Liberation Mono" fo:font-size="10pt" officeooo:rsid="001f18c5" style:font-size-asian="10pt" style:font-size-complex="10pt"/>
    </style:style>
    <style:style style:name="T24" style:family="text">
      <style:text-properties fo:color="#808080" style:font-name="Liberation Mono" fo:font-size="10pt" officeooo:rsid="0026590b" style:font-size-asian="10pt" style:font-size-complex="10pt"/>
    </style:style>
    <style:style style:name="T25" style:family="text">
      <style:text-properties fo:color="#808080" officeooo:rsid="001f18c5"/>
    </style:style>
    <style:style style:name="T26" style:family="text">
      <style:text-properties fo:color="#808080" officeooo:rsid="001f18c5" fo:background-color="#ffffff" loext:char-shading-value="0"/>
    </style:style>
    <style:style style:name="T27" style:family="text">
      <style:text-properties fo:color="#808080" officeooo:rsid="001f18c5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494<text:tab/><text:tab/><text:tab/><text:tab/><text:tab/><text:tab/><text:tab/><text:tab/><text:tab/><text:tab/><text:tab/> <text:s text:c="6"/><text:span text:style-name="T14">D. Schnelle</text:span></text:p>
      <text:p text:style-name="P2">Internet Draft<text:tab/><text:tab/><text:tab/><text:tab/><text:tab/><text:tab/><text:tab/> <text:s text:c="3"/>Portland State University</text:p>
      <text:p text:style-name="P2">Intended status: IRC Class Project Specification<text:tab/><text:tab/><text:tab/><text:tab/><text:span text:style-name="T14">June 4, 2018</text:span></text:p>
      <text:p text:style-name="P2">Expires: <text:span text:style-name="T14">December 2018</text:span></text:p>
      <text:p text:style-name="P2"/>
      <text:p text:style-name="P2"/>
      <text:p text:style-name="P3">Internet Relay Chat Class Project</text:p>
      <text:p text:style-name="P24">draft-irc-pdx-cs494p.txt</text:p>
      <text:p text:style-name="P3"/>
      <text:p text:style-name="P3"/>
      <text:p text:style-name="P6">Abstract</text:p>
      <text:p text:style-name="P6"/>
      <text:p text:style-name="P6"><text:tab/><text:span text:style-name="T1">This memo describes the communication protocol for an IRC-style client/server <text:tab/>system for the Internetworking Protocol class at Portland State University.</text:span></text:p>
      <text:p text:style-name="P4"/>
      <text:p text:style-name="P4">Status of this Memo</text:p>
      <text:p text:style-name="P4"/>
      <text:p text:style-name="P20"><text:tab/><text:span text:style-name="T10">This Internet-Draft is submitted in full conformance with the provisions of <text:tab/>BCP 78 and BCP 79. This document may not be modified, and derivative works of <text:tab/>it may not be created, except to publish it as an RFC and to translate it <text:tab/>into languages other than English.</text:span></text:p>
      <text:p text:style-name="P20"/>
      <text:p text:style-name="P20"><text:span text:style-name="T10"><text:tab/>Internet-Drafts are working documents of the Internet Engineering Task Force <text:tab/>(IETF). Note that other groups may also distribute working documents as <text:tab/>Internet-Drafts. </text:span></text:p>
      <text:p text:style-name="P20"/>
      <text:p text:style-name="P20"><text:span text:style-name="T10"><text:tab/>The list of current Internet-Drafts is at: <text:tab/></text:span><text:a xlink:type="simple" xlink:href="https://datatracker.ietf.org/doc/active/" text:style-name="Internet_20_link" text:visited-style-name="Visited_20_Internet_20_Link"><text:span text:style-name="T10">https://datatracker.ietf.org/doc/active/</text:span></text:a></text:p>
      <text:p text:style-name="P20"/>
      <text:p text:style-name="P20"><text:span text:style-name="T10"><text:tab/>The list of current Internet-Draft Shadow Directories is at:</text:span></text:p>
      <text:p text:style-name="P20"><text:tab/><text:a xlink:type="simple" xlink:href="https://www.ietf.org/standards/ids/internet-draft-mirror-sites/" text:style-name="Internet_20_link" text:visited-style-name="Visited_20_Internet_20_Link"><text:span text:style-name="T12">https://www.ietf.org/shadow.html</text:span></text:a></text:p>
      <text:p text:style-name="P19"/>
      <text:p text:style-name="P22"><text:tab/>Internet-Drafts are draft documents valid for a maximum of six months and may <text:tab/>be updated, replaced, or obsoleted by other documents at any time. It’s <text:tab/>inappropriate to use Internet-Draft as reference material or to cite them <text:tab/>other than as “work in progress.”</text:p>
      <text:p text:style-name="P19"/>
      <text:p text:style-name="P19"><text:tab/><text:span text:style-name="T13">This Internet-Draft will expire on December 4, 2018</text:span></text:p>
      <text:p text:style-name="P4"/>
      <text:p text:style-name="P4">Copyright Notice</text:p>
      <text:p text:style-name="P4"/>
      <text:p text:style-name="P23"><text:span text:style-name="T11"><text:tab/></text:span>Copyright (c) <text:span text:style-name="T13">2018</text:span> IETF Trust and the persons identified as the document <text:tab/>authors. All rights reserved.</text:p>
      <text:p text:style-name="P13"/>
      <text:p text:style-name="P13"><text:tab/>This document is subject to BCP 78 and the IETF Trust's Legal Provisions <text:tab/>Relating to IETF Documents (<text:a xlink:type="simple" xlink:href="http://trustee.ietf.org/trust-legal-provisions.html" text:style-name="Internet_20_link" text:visited-style-name="Visited_20_Internet_20_Link">http://trustee.ietf.org/license-info</text:a>) in effect <text:tab/>on the date of publication of this document. Please review these documents <text:tab/>carefully, as they describe your rights and restrictions with respect to this <text:tab/>document.</text:p>
      <text:p text:style-name="P14">Comments Submission</text:p>
      <text:p text:style-name="P14"><text:tab/>Comments are solicited and should be addresses to the author at <text:tab/>schnelle@pdx.edu</text:p>
      <text:p text:style-name="P4"/>
      <text:p text:style-name="P4"><text:soft-page-break/>Table of Content</text:p>
      <text:p text:style-name="P4"/>
      <text:p text:style-name="P5"><text:tab/>1. Introduction/Overview<text:span text:style-name="T2">_ _ _ _ _ _ _ _ _ _ _ _ _ _ _ _ _ _ _ _ _ _ _ _ _ _ _ </text:span></text:p>
      <text:p text:style-name="P5"><text:tab/>2. Conventions used in this document_ _ _ _ _ _ _ _ _ _ _ _ _ _ _ _ _ _ _ _ _</text:p>
      <text:p text:style-name="P7"><text:tab/>3. Basic Information_ _ _ _ _ _ _ _ _ _ _ _ _ _ _ _ _ _ _ _ _ _ _ _ _ _ _ _ _</text:p>
      <text:p text:style-name="P9"><text:tab/>4. Message Infrastructure _ _ _ _ _ _ _ _ _ _ _ _ _ _ _ _ _ _ _ _ _ _ _ _ _ _</text:p>
      <text:p text:style-name="P9"><text:tab/><text:tab/><text:span text:style-name="T7">4.1 Generic Message Format_ _ _ _ _ _ _ _ _ _ _ _ _ _ _ _ _ _ _ _ _ _ _</text:span></text:p>
      <text:p text:style-name="P9"><text:tab/><text:tab/><text:tab/><text:span text:style-name="T8">4.1.1 Field Definitions _ _ _ _ _ _ _ _ _ _ _ _ _ _ _ _ _ _ _ _ _</text:span></text:p>
      <text:p text:style-name="P9"><text:tab/><text:tab/><text:tab/><text:span text:style-name="T9">4.1.2 Operation Codes (opcodes) _ _ _ _ _ _ _ _ _ _ _ _ _ _ _ _ _ </text:span></text:p>
      <text:p text:style-name="P10"><text:tab/><text:tab/><text:span text:style-name="T7">4.2 Error Message _ _ _ _ _ _ _ _ _ _ _ _ _ _ _ _ _ _ _ _ _ _ _ _ _ _ _</text:span></text:p>
      <text:p text:style-name="P15"><text:tab/><text:tab/><text:tab/>4.2.1 Usage _ _ _ _ _ _ _ _ _ _ _ _ _ _ _ _ _ _ _ _ _ _ _ _ _ _ _ </text:p>
      <text:p text:style-name="P15"><text:tab/><text:tab/><text:tab/>4.2.2 Field Definitions _ _ _ _ _ _ _ _ _ _ _ _ _ _ _ _ _ _ _ _ _</text:p>
      <text:p text:style-name="P15"><text:tab/><text:tab/><text:tab/>4.2.3 Error Codes _ _ _ _ _ _ _ _ _ _ _ _ _ _ _ _ _ _ _ _ _ _ _ _</text:p>
      <text:p text:style-name="P9"><text:s/><text:tab/>5. Client Messages<text:span text:style-name="T3">_ _ _ _ _ _ _ _ _ _ _ _ _ _ _ _ _ _ _ _ _ _ _ _ _ _ _ _ _ _</text:span></text:p>
      <text:p text:style-name="P8"><text:span text:style-name="T3"><text:tab/><text:tab/></text:span><text:span text:style-name="T4">5.1 First message sent to the server_ _ _ _ _ _ _ _ _ _ _ _ _ _ _ _ _ _</text:span></text:p>
      <text:p text:style-name="P16"><text:tab/><text:tab/><text:tab/>5.1.1 Usage _ _ _ _ _ _ _ _ _ _ _ _ _ _ _ _ _ _ _ _ _ _ _ _ _ _ _</text:p>
      <text:p text:style-name="P8"><text:span text:style-name="T4"><text:tab/><text:tab/><text:tab/>5.1.2 Field Definition</text:span><text:span text:style-name="T5">s </text:span><text:span text:style-name="T4">_ _ _ _ _ _ _ _ _ _ _ _ _ _ _ _ _ _ _ _ _ <text:s/></text:span></text:p>
      <text:p text:style-name="P17"><text:tab/><text:tab/>5.2 Listing Rooms _ _ _ _ _ _ _ _ _ _ _ _ _ _ _ _ _ _ _ _ _ _ _ _ _ _ _</text:p>
      <text:p text:style-name="P17"><text:tab/><text:tab/><text:tab/>5.2.1 Usage _ _ _ _ _ _ _ _ _ _ _ _ _ _ _ _ _ _ _ _ _ _ _ _ _ _ _</text:p>
      <text:p text:style-name="P17"><text:tab/><text:tab/><text:tab/>5.2.2 Response_ _ _ _ _ _ _ _ _ _ _ _ _ _ _ _ _ _ _ _ _ _ _ _ _ _</text:p>
      <text:p text:style-name="P16"><text:tab/><text:tab/>5.3 Joining Rooms _ _ _ _ _ _ _ _ _ _ _ _ _ _ _ _ _ _ _ _ _ _ _ _ _ _ _</text:p>
      <text:p text:style-name="P16"><text:tab/><text:tab/><text:tab/>5.3.1 Usage _ _ _ _ _ _ _ _ _ _ _ _ _ _ _ _ _ _ _ _ _ _ _ _ _ _ _</text:p>
      <text:p text:style-name="P8"><text:span text:style-name="T4"><text:tab/><text:tab/><text:tab/>5.3.2 Field Definition</text:span><text:span text:style-name="T5">s </text:span><text:span text:style-name="T4">_ _ _ _ _ _ _ _ _ _ _ _ _ _ _ _ _ _ _ _ _ </text:span></text:p>
      <text:p text:style-name="P17"><text:tab/><text:tab/>5.4 Leaving a Room_ _ _ _ _ _ _ _ _ _ _ _ _ _ _ _ _ _ _ _ _ _ _ _ _ _ _</text:p>
      <text:p text:style-name="P17"><text:tab/><text:tab/><text:tab/>5.4.1 Usage _ _ _ _ _ _ _ _ _ _ _ _ _ _ _ _ _ _ _ _ _ _ _ _ _ _ _</text:p>
      <text:p text:style-name="P7"><text:span text:style-name="T4"><text:tab/><text:tab/><text:tab/>5.4.2 Field Definition</text:span><text:span text:style-name="T5">s </text:span><text:span text:style-name="T4">_ _ _ _ _ _ _ _ _ _ _ _ _ _ _ _ _ _ _ _ _</text:span></text:p>
      <text:p text:style-name="P17"><text:tab/><text:tab/>5.5 Sending Messages_ _ _ _ _ _ _ _ _ _ _ _ _ _ _ _ _ _ _ _ _ _ _ _ _ _</text:p>
      <text:p text:style-name="P17"><text:tab/><text:tab/><text:tab/>5.5.1 Usage _ _ _ _ _ _ _ _ _ _ _ _ _ _ _ _ _ _ _ _ _ _ _ _ _ _ _ </text:p>
      <text:p text:style-name="P7"><text:span text:style-name="T4"><text:tab/><text:tab/><text:tab/>5.5.2 Field Definition</text:span><text:span text:style-name="T5">s </text:span><text:span text:style-name="T4">_ _ _ _ _ _ _ _ _ _ _ _ _ _ _ _ _ _ _ _ _ </text:span></text:p>
      <text:p text:style-name="P7"><text:tab/>6. Server Messages<text:span text:style-name="T3">_ _ _ _ _ _ _ _ _ _ _ _ _ _ _ _ _ _ _ _ _ _ _ _ _ _ _ _ _ _</text:span></text:p>
      <text:p text:style-name="P8"><text:span text:style-name="T3"><text:tab/><text:tab/></text:span><text:span text:style-name="T4">6.1 Listing Response_ _ _ _ _ _ _ _ _ _ _ _ _ _ _ _ _ _ _ _ _ _ _ _ _ _</text:span></text:p>
      <text:p text:style-name="P16"><text:tab/><text:tab/><text:tab/>6.1.1 Usage _ _ _ _ _ _ _ _ _ _ _ _ _ _ _ _ _ _ _ _ _ _ _ _ _ _ _ </text:p>
      <text:p text:style-name="P8"><text:span text:style-name="T4"><text:tab/><text:tab/><text:tab/>6.1.2 Field Definition</text:span><text:span text:style-name="T5">s </text:span><text:span text:style-name="T4">_ _ _ _ _ _ _ _ _ _ _ _ _ _ _ _ _ _ _ _ _ </text:span></text:p>
      <text:p text:style-name="P7"><text:span text:style-name="T4"><text:tab/><text:tab/>6.2 Forwarding Messages to Client</text:span><text:span text:style-name="T6">(s)</text:span><text:span text:style-name="T4">_ _ _ _ _ _ _ _ _ _ _ _ _ _ _ _ _ _</text:span></text:p>
      <text:p text:style-name="P17"><text:tab/><text:tab/><text:tab/>6.2.1 Usage _ _ _ _ _ _ _ _ _ _ _ _ _ _ _ _ _ _ _ _ _ _ _ _ _ _ _</text:p>
      <text:p text:style-name="P7"><text:span text:style-name="T4"><text:tab/><text:tab/><text:tab/>6.2.2 Field Definition</text:span><text:span text:style-name="T5">s </text:span><text:span text:style-name="T4">_ _ _ _ _ _ _ _ _ _ _ _ _ _ _ _ _ _ _ _ _ </text:span></text:p>
      <text:p text:style-name="P7"><text:tab/>7. Error Handling <text:span text:style-name="T3">_ _ _ _ _ _ _ _ _ _ _ _ _ _ _ _ _ _ _ _ _ _ _ _ _ _ _ _ _ _</text:span></text:p>
      <text:p text:style-name="P7"><text:tab/>8. Conclusion <text:span text:style-name="T3">_ _ _ _ _ _ _ _ _ _ _ _ _ _ _ _ _ _ _ _ _ _ _ _ _ _ _ _ _ _ _ _</text:span></text:p>
      <text:p text:style-name="P7"><text:tab/>9. Security Consideration <text:span text:style-name="T3">_ _ _ _ _ _ _ _ _ _ _ _ _ _ _ _ _ _ _ _ _ _ _ _ _ _</text:span></text:p>
      <text:p text:style-name="P7"><text:tab/>References<text:span text:style-name="T3">_ _ _ _ _ _ _ _ _ _ _ _ _ _ _ _ _ _ _ _ _ _ _ _ _ _ _ _ _ _ _ _ _ _</text:span></text:p>
      <text:p text:style-name="P7"><text:tab/>Acknowledgements<text:span text:style-name="T3">_ _ _ _ _ _ _ _ _ _ _ _ _ _ _ _ _ _ _ _ _ _ _ _ _ _ _ _ _ _ _</text:span></text:p>
      <text:p text:style-name="P4"/>
      <text:p text:style-name="P4">1. Introduction/Overview</text:p>
      <text:p text:style-name="P4"/>
      <text:p text:style-name="P4">2. Conventions used in this document</text:p>
      <text:p text:style-name="P4"/>
      <text:p text:style-name="P7">3. Basic Information</text:p>
      <text:p text:style-name="P7"/>
      <text:p text:style-name="P7">4. Message Infrastructure</text:p>
      <text:p text:style-name="P7"/>
      <text:p text:style-name="P11">4.1 Generic Message Format</text:p>
      <text:p text:style-name="P11"/>
      <text:p text:style-name="P12">4.1.1 Field Definitions:</text:p>
      <text:p text:style-name="P12"/>
      <text:p text:style-name="P12">4.1.2 Operation Codes (opcodes)</text:p>
      <text:p text:style-name="P12"/>
      <text:p text:style-name="P12">4.2 Error Message</text:p>
      <text:p text:style-name="P12"><text:soft-page-break/></text:p>
      <text:p text:style-name="P12">4.2.1 Usage</text:p>
      <text:p text:style-name="P12"/>
      <text:p text:style-name="P12">4.2.2 Field Definitions:</text:p>
      <text:p text:style-name="P12"/>
      <text:p text:style-name="P12">4.2.3 Error Codes</text:p>
      <text:p text:style-name="P7"/>
      <text:p text:style-name="P7">5. Client Messages</text:p>
      <text:p text:style-name="P7"/>
      <text:p text:style-name="P12">5.1 First message sent to server</text:p>
      <text:p text:style-name="P12"/>
      <text:p text:style-name="P12">5.1.1 Usage</text:p>
      <text:p text:style-name="P12"/>
      <text:p text:style-name="P12">5.1.2 Field Definitions:</text:p>
      <text:p text:style-name="P12"/>
      <text:p text:style-name="P12">5.2 Listing Rooms</text:p>
      <text:p text:style-name="P12"/>
      <text:p text:style-name="P12">5.2.1 Usage</text:p>
      <text:p text:style-name="P12"/>
      <text:p text:style-name="P12">5.2.2 Response</text:p>
      <text:p text:style-name="P12"/>
      <text:p text:style-name="P12">5.3 Joining Rooms</text:p>
      <text:p text:style-name="P12"/>
      <text:p text:style-name="P12">5.3.1 Usage</text:p>
      <text:p text:style-name="P12"/>
      <text:p text:style-name="P12">5.3.2 Field Definitions:</text:p>
      <text:p text:style-name="P12"/>
      <text:p text:style-name="P12">5.4 Leaving a Room</text:p>
      <text:p text:style-name="P12"/>
      <text:p text:style-name="P12">5.4.1 Usage</text:p>
      <text:p text:style-name="P12"/>
      <text:p text:style-name="P12">5.4.2 Field Definitions:</text:p>
      <text:p text:style-name="P12"/>
      <text:p text:style-name="P12">5.5 Sending Messages</text:p>
      <text:p text:style-name="P12"/>
      <text:p text:style-name="P12">5.5.1 Usage</text:p>
      <text:p text:style-name="P12"/>
      <text:p text:style-name="P12">5.52 Field Definitions:</text:p>
      <text:p text:style-name="P7"/>
      <text:p text:style-name="P7">6. Server Messages</text:p>
      <text:p text:style-name="P7"/>
      <text:p text:style-name="P12">6.1 Listing Response</text:p>
      <text:p text:style-name="P12"/>
      <text:p text:style-name="P12">6.2 Forwarding Messages to Client(s)</text:p>
      <text:p text:style-name="P7"/>
      <text:p text:style-name="P7">7. Error Handling</text:p>
      <text:p text:style-name="P7"/>
      <text:p text:style-name="P7">8. Conclusion </text:p>
      <text:p text:style-name="P7"/>
      <text:p text:style-name="P7">9. Security Consideration</text:p>
      <text:p text:style-name="P7"/>
      <text:p text:style-name="P7">References</text:p>
      <text:p text:style-name="P7"/>
      <text:p text:style-name="P7">Acknowledgement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eccf" officeooo:paragraph-rsid="001eeccf"/>
    </style:style>
    <style:style style:name="MT1" style:family="text">
      <style:text-properties fo:color="#808080" style:font-name="Liberation Mono" fo:font-size="10pt" officeooo:rsid="0026590b" style:font-size-asian="10pt" style:font-size-complex="10pt"/>
    </style:style>
    <style:style style:name="MT2" style:family="text">
      <style:text-properties fo:color="#808080" style:font-name="Liberation Mono" fo:font-size="10pt" officeooo:rsid="001f18c5" style:font-size-asian="10pt" style:font-size-complex="10pt"/>
    </style:style>
    <style:style style:name="MT3" style:family="text">
      <style:text-properties officeooo:rsid="001f18c5"/>
    </style:style>
    <style:style style:name="MT4" style:family="text">
      <style:text-properties fo:color="#808080" officeooo:rsid="001f18c5"/>
    </style:style>
    <style:style style:name="MT5" style:family="text">
      <style:text-properties fo:color="#808080" officeooo:rsid="001f18c5"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chnelle</text:span><text:tab/><text:span text:style-name="MT2">Expires December 4, 2018</text:span><text:span text:style-name="MT3"><text:tab/></text:span><text:span text:style-name="MT4">[Page </text:span><text:span text:style-name="MT5"><text:page-number text:select-page="current">1</text:page-number></text:span><text:span text:style-name="MT4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8:08:54.899677221</meta:creation-date>
    <dc:date>2018-06-03T12:22:43.338519172</dc:date>
    <meta:editing-duration>PT39M3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97" meta:word-count="1464" meta:character-count="5447" meta:non-whitespace-character-count="3923"/>
  </office:meta>
</office:document-meta>
</file>